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5">
      <style:paragraph-properties fo:margin-top="0in" fo:margin-bottom="0in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Text_20_body" style:list-style-name="L7">
      <style:paragraph-properties fo:margin-top="0in" fo:margin-bottom="0in"/>
    </style:style>
    <style:style style:name="P22" style:family="paragraph" style:parent-style-name="Text_20_body" style:list-style-name="L8">
      <style:paragraph-properties fo:margin-top="0in" fo:margin-bottom="0in"/>
    </style:style>
    <style:style style:name="P23" style:family="paragraph" style:parent-style-name="Text_20_body" style:list-style-name="L9">
      <style:paragraph-properties fo:margin-top="0in" fo:margin-bottom="0in"/>
    </style:style>
    <style:style style:name="P24" style:family="paragraph" style:parent-style-name="Text_20_body" style:list-style-name="L10">
      <style:paragraph-properties fo:margin-top="0in" fo:margin-bottom="0in"/>
    </style:style>
    <style:style style:name="P25" style:family="paragraph" style:parent-style-name="Text_20_body" style:list-style-name="L11">
      <style:paragraph-properties fo:margin-top="0in" fo:margin-bottom="0in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Log</text:p>
      <text:p text:style-name="P2">Skullduggery</text:p>
      <text:p text:style-name="P3">Greg Baker - Robert Koeninger</text:p>
      <text:p text:style-name="P3">Advisor: Prof. Wilsey</text:p>
      <text:p text:style-name="P3">Nov 5, 2009</text:p>
      <text:p text:style-name="P3">Revised: Dec 4, 2009</text:p>
      <text:h text:style-name="Heading_20_2" text:outline-level="2"><text:span text:style-name="T1"/></text:h>
      <text:h text:style-name="P5" text:outline-level="2">Oct 13 - 4:00 - 5:00</text:h>
      <text:p text:style-name="Text_20_body"><text:bookmark text:name="Oct_13_-_4:00_-_5:001"/>Location: Wilsey's Office </text:p>
      <text:p text:style-name="Text_20_body"><text:bookmark text:name="Oct_13_-_4:00_-_5:002"/>In Attendance: G. Baker, P. Wilsey </text:p>
      <text:p text:style-name="Text_20_body"><text:bookmark text:name="Oct_13_-_4:00_-_5:003"/>Summary: 1st meeting with Wilsey </text:p>
      <text:p text:style-name="Text_20_body"><text:bookmark text:name="Oct_13_-_4:00_-_5:004"/>Topics: </text:p>
      <text:list xml:id="list1571333660" text:style-name="L1">
        <text:list-item>
          <text:p text:style-name="P17"><text:bookmark text:name="Oct_13_-_4:00_-_5:005"/>Discussed project ideas </text:p>
        </text:list-item>
        <text:list-item>
          <text:p text:style-name="P17"><text:bookmark text:name="Oct_13_-_4:00_-_5:006"/>Encrypted USB </text:p>
        </text:list-item>
        <text:list-item>
          <text:p text:style-name="P17"><text:bookmark text:name="Oct_13_-_4:00_-_5:007"/>Google Voice by GPS </text:p>
        </text:list-item>
        <text:list-item>
          <text:p text:style-name="P6"><text:bookmark text:name="Oct_13_-_4:00_-_5:008"/>Encrypted cellular phone communication </text:p>
        </text:list-item>
      </text:list>
      <text:h text:style-name="Heading_20_2" text:outline-level="2"><text:bookmark text:name="Oct_14_-_4:00_-_5:00"/>Oct 14 - 4:00 - 5:00</text:h>
      <text:p text:style-name="Text_20_body"><text:bookmark text:name="Oct_14_-_4:00_-_5:001"/>Location: In class </text:p>
      <text:p text:style-name="Text_20_body"><text:bookmark text:name="Oct_14_-_4:00_-_5:002"/>In Attendance: G. Baker, R. Koeninger </text:p>
      <text:p text:style-name="Text_20_body"><text:bookmark text:name="Oct_14_-_4:00_-_5:003"/>Summary: Group Formed </text:p>
      <text:list xml:id="list1692311453" text:style-name="L2">
        <text:list-item>
          <text:p text:style-name="P18"><text:bookmark text:name="Oct_14_-_4:00_-_5:004"/>Discussed project ideas </text:p>
        </text:list-item>
        <text:list-item>
          <text:p text:style-name="P7"><text:bookmark text:name="Oct_14_-_4:00_-_5:005"/>Decided on Encrypted USB </text:p>
        </text:list-item>
      </text:list>
      <text:h text:style-name="Heading_20_2" text:outline-level="2"><text:bookmark text:name="Oct_16_-_11:00_-_12:00"/>Oct 16 - 11:00 - 12:00</text:h>
      <text:p text:style-name="Text_20_body"><text:bookmark text:name="Oct_16_-_11:00_-_12:001"/>Location: Baldwin Library </text:p>
      <text:p text:style-name="Text_20_body"><text:bookmark text:name="Oct_16_-_11:00_-_12:002"/>In Attendance: G. Baker, R. Koeninger </text:p>
      <text:p text:style-name="Text_20_body"><text:bookmark text:name="Oct_16_-_11:00_-_12:003"/>Summary: Assignment - Team Contract </text:p>
      <text:list xml:id="list1402046051" text:style-name="L3">
        <text:list-item>
          <text:p text:style-name="P8"><text:bookmark text:name="Oct_16_-_11:00_-_12:004"/>Researched Project ideas </text:p>
        </text:list-item>
      </text:list>
      <text:h text:style-name="Heading_20_2" text:outline-level="2"><text:bookmark text:name="Oct_22_-_4:30_-_5:30"/>Oct 22 - 4:30 - 5:30</text:h>
      <text:p text:style-name="Text_20_body"><text:bookmark text:name="Oct_22_-_4:30_-_5:301"/>Location: Wilsey's Office </text:p>
      <text:p text:style-name="Text_20_body"><text:bookmark text:name="Oct_22_-_4:30_-_5:302"/>In Attendance: G. Baker, R. Koeninger, P. Wilsey </text:p>
      <text:p text:style-name="Text_20_body"><text:bookmark text:name="Oct_22_-_4:30_-_5:303"/>Summary: First meeting with Wilsey as a team </text:p>
      <text:list xml:id="list651852321" text:style-name="L4">
        <text:list-item>
          <text:p text:style-name="P9"><text:bookmark text:name="Oct_22_-_4:30_-_5:304"/>Discussed project ideas, idea for encrypted phone proposed, among others </text:p>
        </text:list-item>
      </text:list>
      <text:h text:style-name="P4" text:outline-level="2"><text:bookmark text:name="Oct_23_-_11:00_-_12:00"/>Oct 23 - 11:00 - 12:00</text:h>
      <text:p text:style-name="Text_20_body"><text:bookmark text:name="Oct_23_-_11:00_-_12:001"/>Location: Baldwin Library </text:p>
      <text:p text:style-name="Text_20_body"><text:bookmark text:name="Oct_23_-_11:00_-_12:002"/>In Attendance: G. Baker, R. Koeninger </text:p>
      <text:p text:style-name="Text_20_body"><text:bookmark text:name="Oct_23_-_11:00_-_12:003"/>Summary: Project changed to voice encryption </text:p>
      <text:list xml:id="list1672237239" text:style-name="L5">
        <text:list-item>
          <text:p text:style-name="P19"><text:bookmark text:name="Oct_23_-_11:00_-_12:004"/>Researched feasibility of project ideas </text:p>
        </text:list-item>
        <text:list-item>
          <text:p text:style-name="P19"><text:bookmark text:name="Oct_23_-_11:00_-_12:005"/><text:soft-page-break/>Decided on voice encryption as a project </text:p>
        </text:list-item>
        <text:list-item>
          <text:p text:style-name="P10"><text:bookmark text:name="Oct_23_-_11:00_-_12:006"/>Wrote new project description </text:p>
        </text:list-item>
      </text:list>
      <text:h text:style-name="Heading_20_2" text:outline-level="2"><text:bookmark text:name="Oct_26_-_11:00_-_12:00"/>Oct 26 - 11:00 - 12:00</text:h>
      <text:p text:style-name="Text_20_body"><text:bookmark text:name="Oct_26_-_11:00_-_12:001"/>Location: Baldwin Library </text:p>
      <text:p text:style-name="Text_20_body"><text:bookmark text:name="Oct_26_-_11:00_-_12:002"/>In Attendance: G. Baker, R. Koeninger </text:p>
      <text:p text:style-name="Text_20_body"><text:bookmark text:name="Oct_26_-_11:00_-_12:003"/>Summary: Made level 0 and 1 design diagrams </text:p>
      <text:h text:style-name="Heading_20_2" text:outline-level="2"><text:bookmark text:name="Oct_29_-_4:00_-_4:15"/>Oct 29 - 4:00 - 4:15</text:h>
      <text:p text:style-name="Text_20_body"><text:bookmark text:name="Oct_29_-_4:00_-_4:151"/>Location: Baldwin Library </text:p>
      <text:p text:style-name="Text_20_body"><text:bookmark text:name="Oct_29_-_4:00_-_4:152"/>In Attendance: G. Baker, R. Koeninger </text:p>
      <text:p text:style-name="Text_20_body"><text:bookmark text:name="Oct_29_-_4:00_-_4:153"/>Summary: Set up Android development environment, tried Hello, World! app </text:p>
      <text:h text:style-name="P4" text:outline-level="2"><text:bookmark text:name="Oct_29_-_4:15_-_5:00"/>Oct 29 - 4:15 - 5:00</text:h>
      <text:p text:style-name="Text_20_body"><text:bookmark text:name="Oct_29_-_4:15_-_5:001"/>Location: Wilsey's Office </text:p>
      <text:p text:style-name="Text_20_body"><text:bookmark text:name="Oct_29_-_4:15_-_5:002"/>In Attendance: G. Baker, R. Koeninger, P. Wilsey </text:p>
      <text:p text:style-name="Text_20_body"><text:bookmark text:name="Oct_29_-_4:15_-_5:003"/>Summary: Development plan Talked about development plan </text:p>
      <text:p text:style-name="Text_20_body"><text:bookmark text:name="Oct_29_-_4:15_-_5:004"/>Discussed: </text:p>
      <text:list xml:id="list547668975" text:style-name="L6">
        <text:list-item>
          <text:p text:style-name="P20"><text:bookmark text:name="Oct_29_-_4:15_-_5:005"/>Project change (To Encrypted voice) </text:p>
        </text:list-item>
        <text:list-item>
          <text:p text:style-name="P20"><text:bookmark text:name="Oct_29_-_4:15_-_5:006"/>Source control </text:p>
        </text:list-item>
        <text:list-item>
          <text:p text:style-name="P20"><text:bookmark text:name="Oct_29_-_4:15_-_5:007"/>Test-first design </text:p>
        </text:list-item>
        <text:list-item>
          <text:p text:style-name="P11"><text:bookmark text:name="Oct_29_-_4:15_-_5:008"/>Design goals </text:p>
        </text:list-item>
      </text:list>
      <text:h text:style-name="Heading_20_2" text:outline-level="2"><text:bookmark text:name="Nov_02_-_11:00_-_12:30"/>Nov 02 - 11:00 - 12:30</text:h>
      <text:p text:style-name="Text_20_body"><text:bookmark text:name="Nov_02_-_11:00_-_12:301"/>Location: Baldwin Library </text:p>
      <text:p text:style-name="Text_20_body"><text:bookmark text:name="Nov_02_-_11:00_-_12:302"/>In Attendance: G. Baker, R. Koeninger </text:p>
      <text:p text:style-name="Text_20_body"><text:bookmark text:name="Nov_02_-_11:00_-_12:303"/>Summary: Revised Level 0,1 diagrams, made Level 2 diagram </text:p>
      <text:h text:style-name="Heading_20_2" text:outline-level="2"><text:bookmark text:name="Nov_04_-_11:00_-_12:30"/>Nov 04 - 11:00 - 12:30</text:h>
      <text:p text:style-name="Text_20_body"><text:bookmark text:name="Nov_04_-_11:00_-_12:301"/>Location: Baldwin Library </text:p>
      <text:p text:style-name="Text_20_body"><text:bookmark text:name="Nov_04_-_11:00_-_12:302"/>In Attendance: G. Baker, R. Koeninger </text:p>
      <text:p text:style-name="Text_20_body"><text:bookmark text:name="Nov_04_-_11:00_-_12:303"/>Summary: Worked on assignments </text:p>
      <text:list xml:id="list1758013051" text:style-name="L7">
        <text:list-item>
          <text:p text:style-name="P21"><text:bookmark text:name="Nov_04_-_11:00_-_12:304"/>Worked on Project notebook </text:p>
        </text:list-item>
        <text:list-item>
          <text:p text:style-name="P12"><text:bookmark text:name="Nov_04_-_11:00_-_12:305"/>Worked on Task List </text:p>
        </text:list-item>
      </text:list>
      <text:h text:style-name="Heading_20_2" text:outline-level="2"><text:soft-page-break/>Nov 04 - 4:00 - 5:00</text:h>
      <text:p text:style-name="Text_20_body"><text:bookmark text:name="Nov_04_-_4:00_-_5:001"/>Location: In Class </text:p>
      <text:p text:style-name="Text_20_body"><text:bookmark text:name="Nov_04_-_4:00_-_5:002"/>In Attendance: G. Baker., R. Koeninger </text:p>
      <text:p text:style-name="Text_20_body"><text:bookmark text:name="Nov_04_-_4:00_-_5:003"/>Summary: Worked on en-wikiing project documentation </text:p>
      <text:h text:style-name="Heading_20_2" text:outline-level="2"><text:bookmark text:name="Nov_05_-_4:00_-_4:30"/>Nov 05 - 4:00 - 4:30</text:h>
      <text:p text:style-name="Text_20_body"><text:bookmark text:name="Nov_05_-_4:00_-_4:301"/>Location: Baldwin Library </text:p>
      <text:p text:style-name="Text_20_body"><text:bookmark text:name="Nov_05_-_4:00_-_4:302"/>In Attendance: G. Baker, R. Koeninger </text:p>
      <text:p text:style-name="Text_20_body"><text:bookmark text:name="Nov_05_-_4:00_-_4:303"/>Summary: Worked on user story </text:p>
      <text:list xml:id="list2063123197" text:style-name="L8">
        <text:list-item>
          <text:p text:style-name="P22"><text:bookmark text:name="Nov_05_-_4:00_-_4:304"/>Worked out details of how it would work </text:p>
        </text:list-item>
        <text:list-item>
          <text:p text:style-name="P22"><text:bookmark text:name="Nov_05_-_4:00_-_4:305"/>Decided on transparent call interface </text:p>
        </text:list-item>
        <text:list-item>
          <text:p text:style-name="P22"><text:bookmark text:name="Nov_05_-_4:00_-_4:306"/>May require patching of OS, Phone modules, etc </text:p>
        </text:list-item>
        <text:list-item>
          <text:p text:style-name="P22"><text:bookmark text:name="Nov_05_-_4:00_-_4:307"/>Should not be separate app </text:p>
        </text:list-item>
        <text:list-item>
          <text:p text:style-name="P22"><text:bookmark text:name="Nov_05_-_4:00_-_4:308"/>TLS would be likely be ideal encryption method </text:p>
        </text:list-item>
        <text:list-item>
          <text:p text:style-name="P22"><text:bookmark text:name="Nov_05_-_4:00_-_4:309"/>Warnings of non-encrypted calls should not interrupt call </text:p>
        </text:list-item>
        <text:list-item>
          <text:p text:style-name="P13"><text:bookmark text:name="Nov_05_-_4:00_-_4:3010"/>Ran into several design questions - retry encryption, failed encryption, etc. </text:p>
        </text:list-item>
      </text:list>
      <text:h text:style-name="Heading_20_2" text:outline-level="2"><text:bookmark text:name="Nov_05_-_4:30_-_5:00"/>Nov 05 - 4:30 - 5:00</text:h>
      <text:p text:style-name="Text_20_body"><text:bookmark text:name="Nov_05_-_4:30_-_5:001"/>Location: Wilsey's Office </text:p>
      <text:p text:style-name="Text_20_body"><text:bookmark text:name="Nov_05_-_4:30_-_5:002"/>In Attendance: G. Baker, R. Koeninger, P. Wilsey </text:p>
      <text:p text:style-name="Text_20_body"><text:bookmark text:name="Nov_05_-_4:30_-_5:003"/>Summary: Evaluated design decisions, thought of a few new design questions, talked about cryptosystems </text:p>
      <text:h text:style-name="Heading_20_2" text:outline-level="2"><text:bookmark text:name="Nov_13_-_11:00_-_12:30"/>Nov 13 - 11:00 - 12:30</text:h>
      <text:p text:style-name="Text_20_body"><text:bookmark text:name="Nov_13_-_11:00_-_12:301"/>Location: Baldwin Library </text:p>
      <text:p text:style-name="Text_20_body"><text:bookmark text:name="Nov_13_-_11:00_-_12:302"/>In Attendance: G. Baker, R. Koeninger </text:p>
      <text:p text:style-name="Text_20_body"><text:bookmark text:name="Nov_13_-_11:00_-_12:303"/>Summary: Worked on Task List, Time line, Effort Matrix </text:p>
      <text:h text:style-name="Heading_20_2" text:outline-level="2"><text:bookmark text:name="Nov_17_-_4:00_-_5:00"/>Nov 17 - 4:00 - 5:00</text:h>
      <text:p text:style-name="Text_20_body"><text:bookmark text:name="Nov_17_-_4:00_-_5:001"/>Location: Wilsey's Office </text:p>
      <text:p text:style-name="Text_20_body"><text:bookmark text:name="Nov_17_-_4:00_-_5:002"/>In Attendance: G. Baker, R. Koeninger, P. Wilsey </text:p>
      <text:p text:style-name="Text_20_body"><text:bookmark text:name="Nov_17_-_4:00_-_5:003"/>Summary: Talked about ability to access voice data, possible locations in code to modify, progress in locating them. </text:p>
      <text:h text:style-name="Heading_20_2" text:outline-level="2"><text:bookmark text:name="Nov_19_-_4:00_-_4:15"/>Nov 19 - 4:00 - 4:15</text:h>
      <text:p text:style-name="Text_20_body"><text:bookmark text:name="Nov_19_-_4:00_-_4:151"/>Location: Wilsey's Office </text:p>
      <text:p text:style-name="Text_20_body"><text:bookmark text:name="Nov_19_-_4:00_-_4:152"/><text:soft-page-break/>In Attendance: G. Baker, R. Koeninger, P. Wilsey </text:p>
      <text:p text:style-name="Text_20_body"><text:bookmark text:name="Nov_19_-_4:00_-_4:153"/>Summary: Talked about ability to access voice data, </text:p>
      <text:list xml:id="list1299147717" text:style-name="L9">
        <text:list-item>
          <text:p text:style-name="P23"><text:bookmark text:name="Nov_19_-_4:00_-_4:154"/>Possible that we will need to use the RIL (Radio Interface Layer) </text:p>
        </text:list-item>
        <text:list-item>
          <text:p text:style-name="P14"><text:bookmark text:name="Nov_19_-_4:00_-_4:155"/>Probably accessible only by C code - Probably inaccessible from Java. </text:p>
        </text:list-item>
      </text:list>
      <text:h text:style-name="Heading_20_2" text:outline-level="2"><text:bookmark text:name="Nov_20_-_11:00_-_12:00"/>Nov 20 - 11:00 - 12:00</text:h>
      <text:p text:style-name="Text_20_body"><text:bookmark text:name="Nov_20_-_11:00_-_12:001"/>Location: Baldwin Library </text:p>
      <text:p text:style-name="Text_20_body"><text:bookmark text:name="Nov_20_-_11:00_-_12:002"/>In Attendance </text:p>
      <text:p text:style-name="Text_20_body"><text:bookmark text:name="Nov_20_-_11:00_-_12:003"/>Summary: Worked on System Requirements, Technical Specifications </text:p>
      <text:h text:style-name="Heading_20_2" text:outline-level="2"><text:bookmark text:name="Nov_21_-_11:00_-_11:10"/>Nov 21 - 11:00 - 11:10</text:h>
      <text:p text:style-name="Text_20_body"><text:bookmark text:name="Nov_21_-_11:00_-_11:101"/>Location: Baldwin Library </text:p>
      <text:p text:style-name="Text_20_body"><text:bookmark text:name="Nov_21_-_11:00_-_11:102"/>In Attendance: G. Baker, R. Koeninger </text:p>
      <text:p text:style-name="Text_20_body"><text:bookmark text:name="Nov_21_-_11:00_-_11:103"/>Summary: Decided not to meet before thanksgiving break. </text:p>
      <text:h text:style-name="Heading_20_2" text:outline-level="2"><text:bookmark text:name="Dec_03_-_3:30_-_4:15"/>Dec 03 - 3:30 - 4:15</text:h>
      <text:p text:style-name="Text_20_body"><text:bookmark text:name="Dec_03_-_3:30_-_4:151"/>Location: Wilsey's Office </text:p>
      <text:p text:style-name="Text_20_body"><text:bookmark text:name="Dec_03_-_3:30_-_4:152"/>In Attendance: G. Baker, R. Koeninger, P. Wilsey </text:p>
      <text:p text:style-name="Text_20_body"><text:bookmark text:name="Dec_03_-_3:30_-_4:153"/>Summary: Updated Wilsey on project status </text:p>
      <text:list xml:id="list1520392681" text:style-name="L10">
        <text:list-item>
          <text:p text:style-name="P24"><text:bookmark text:name="Dec_03_-_3:30_-_4:154"/>Suggested use of Android Dev Phone </text:p>
        </text:list-item>
        <text:list-item>
          <text:p text:style-name="P24"><text:bookmark text:name="Dec_03_-_3:30_-_4:155"/>Took suggestion of other possible phones </text:p>
        </text:list-item>
        <text:list-item>
          <text:p text:style-name="P15"><text:bookmark text:name="Dec_03_-_3:30_-_4:156"/>Talked about RIL (Radio Interface Layer), potential for use in voice data </text:p>
        </text:list-item>
      </text:list>
      <text:h text:style-name="Heading_20_2" text:outline-level="2"><text:bookmark text:name="Dec_04_-_11:00_-_3:00"/>Dec 04 - 11:00 - 3:00</text:h>
      <text:p text:style-name="Text_20_body"><text:bookmark text:name="Dec_04_-_11:00_-_3:001"/>Location: Baldwin Library </text:p>
      <text:p text:style-name="Text_20_body"><text:bookmark text:name="Dec_04_-_11:00_-_3:002"/>In Attendance: G. Baker, R. Koeninger </text:p>
      <text:p text:style-name="Text_20_body"><text:bookmark text:name="Dec_04_-_11:00_-_3:003"/>Summary: Worked on Design Report, Project Notebook </text:p>
      <text:list xml:id="list1805468262" text:style-name="L11">
        <text:list-item>
          <text:p text:style-name="P25"><text:bookmark text:name="Dec_04_-_11:00_-_3:004"/>Revised Meeting Log </text:p>
        </text:list-item>
        <text:list-item>
          <text:p text:style-name="P25"><text:bookmark text:name="Dec_04_-_11:00_-_3:005"/>Revised Statement of ABET concerns </text:p>
        </text:list-item>
        <text:list-item>
          <text:p text:style-name="P25"><text:bookmark text:name="Dec_04_-_11:00_-_3:006"/>Revised Design Diagrams </text:p>
        </text:list-item>
        <text:list-item>
          <text:p text:style-name="P25"><text:bookmark text:name="Dec_04_-_11:00_-_3:007"/>Revised Project Contract </text:p>
        </text:list-item>
        <text:list-item>
          <text:p text:style-name="P25"><text:bookmark text:name="Dec_04_-_11:00_-_3:008"/>Revised Project Description </text:p>
        </text:list-item>
        <text:list-item>
          <text:p text:style-name="P25"><text:bookmark text:name="Dec_04_-_11:00_-_3:009"/>Revised Task List </text:p>
        </text:list-item>
        <text:list-item>
          <text:p text:style-name="P25"><text:bookmark text:name="Dec_04_-_11:00_-_3:0010"/>Revised Technical Specs/Stds </text:p>
        </text:list-item>
        <text:list-item>
          <text:p text:style-name="P25"><text:bookmark text:name="Dec_04_-_11:00_-_3:0011"/>Created Design Report </text:p>
        </text:list-item>
        <text:list-item>
          <text:p text:style-name="P16"><text:bookmark text:name="Dec_04_-_11:00_-_3:0012"/>Revised Project Notebook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4T13:01:34</meta:creation-date>
    <meta:document-statistic meta:table-count="0" meta:image-count="0" meta:object-count="0" meta:page-count="5" meta:paragraph-count="126" meta:word-count="716" meta:character-count="4281"/>
    <dc:date>2009-12-04T13:13:47</dc:date>
    <meta:editing-duration>PT00H12M13S</meta:editing-duration>
    <meta:editing-cycles>1</meta:editing-cycles>
    <meta:generator>OpenOffice.org/3.1$Linux OpenOffice.org_project/310m19$Build-9420</meta:generator>
  </office:meta>
</office:document-meta>
</file>